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caa8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caa8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caa8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caa8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caa8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caa8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caa8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caa8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caa8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caa8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caa8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caa8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caa8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caa8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caa8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caa8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caa8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Pablo Rafael Bello Noguer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12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75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Jose Bell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93683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18.62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55" meta:non-whitespace-character-count="989"/>
    <meta:template xlink:type="simple" xlink:actuate="onRequest" xlink:title="Normal" xlink:href=""/>
  </office:meta>
</office:document-meta>
</file>